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caac" officeooo:paragraph-rsid="0018caac"/>
    </style:style>
    <style:style style:name="P2" style:family="paragraph" style:parent-style-name="Standard">
      <style:text-properties officeooo:rsid="0018cdbb" officeooo:paragraph-rsid="0018cdbb"/>
    </style:style>
    <style:style style:name="P3" style:family="paragraph" style:parent-style-name="Standard">
      <style:text-properties officeooo:rsid="001a1679" officeooo:paragraph-rsid="001a1679"/>
    </style:style>
    <style:style style:name="P4" style:family="paragraph" style:parent-style-name="Standard">
      <style:text-properties officeooo:rsid="001c26b0" officeooo:paragraph-rsid="001c26b0"/>
    </style:style>
    <style:style style:name="T1" style:family="text">
      <style:text-properties officeooo:rsid="001a1679"/>
    </style:style>
    <style:style style:name="T2" style:family="text">
      <style:text-properties officeooo:rsid="001af165"/>
    </style:style>
    <style:style style:name="T3" style:family="text">
      <style:text-properties officeooo:rsid="001d0615"/>
    </style:style>
    <style:style style:name="T4" style:family="text">
      <style:text-properties officeooo:rsid="001f0490"/>
    </style:style>
    <style:style style:name="T5" style:family="text">
      <style:text-properties officeooo:rsid="001f8d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</text:p>
      <text:p text:style-name="P1">2. Code Manchester différentiel <text:span text:style-name="T5">ou l’autre Manchester</text:span></text:p>
      <text:p text:style-name="P1">3. Code de Miller</text:p>
      <text:p text:style-name="P1">4. Code <text:span text:style-name="T2">tout-ou-rien</text:span></text:p>
      <text:p text:style-name="P1"/>
      <text:p text:style-name="P1">1.3</text:p>
      <text:p text:style-name="P2">1. Rm = 1 / Tm</text:p>
      <text:p text:style-name="P2">Rm = 1 / 0.000125</text:p>
      <text:p text:style-name="P2">Rm = 8000 bauds</text:p>
      <text:p text:style-name="P2">2. V = 256 <text:span text:style-name="T2">(indiqué)</text:span></text:p>
      <text:p text:style-name="P2">3. <text:span text:style-name="T1">k = 8 </text:span><text:span text:style-name="T2">(256 valeurs codées sur 8 bits)</text:span></text:p>
      <text:p text:style-name="P2">4. D = (Rm / k) log2(V) <text:span text:style-name="T3">log2(256) = 8 un seul s</text:span><text:span text:style-name="T4">ymbole</text:span></text:p>
      <text:p text:style-name="P2">D = (8000 / <text:span text:style-name="T3">1</text:span>) <text:span text:style-name="T3">8</text:span></text:p>
      <text:p text:style-name="P3">D = 256 kBits/s</text:p>
      <text:p text:style-name="P3"/>
      <text:p text:style-name="P4">1.4</text:p>
      <text:p text:style-name="P4">1. Rm = 1 / Tm</text:p>
      <text:p text:style-name="P4">Tm = 1 / Rm</text:p>
      <text:p text:style-name="P4">Tm = 80ms pour 2 octets</text:p>
      <text:p text:style-name="P4">Donc 40 ms</text:p>
      <text:p text:style-name="P4">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36:16.192164851</meta:creation-date>
    <meta:generator>LibreOffice/7.5.7.1$Linux_X86_64 LibreOffice_project/50$Build-1</meta:generator>
    <dc:date>2023-10-18T14:07:26.534681317</dc:date>
    <meta:editing-duration>PT31M6S</meta:editing-duration>
    <meta:editing-cycles>8</meta:editing-cycles>
    <meta:document-statistic meta:table-count="0" meta:image-count="0" meta:object-count="0" meta:page-count="1" meta:paragraph-count="19" meta:word-count="91" meta:character-count="349" meta:non-whitespace-character-count="277"/>
  </office:meta>
</office:document-meta>
</file>